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971cm" fo:margin-left="-0.019cm" fo:margin-right="0.019cm" table:align="margins"/>
    </style:style>
    <style:style style:name="Tabla1.A" style:family="table-column">
      <style:table-column-properties style:column-width="5.024cm" style:rel-column-width="16485*"/>
    </style:style>
    <style:style style:name="Tabla1.B" style:family="table-column">
      <style:table-column-properties style:column-width="5.913cm" style:rel-column-width="19402*"/>
    </style:style>
    <style:style style:name="Tabla1.C" style:family="table-column">
      <style:table-column-properties style:column-width="9.035cm" style:rel-column-width="2964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92cm" fo:margin-left="0cm" fo:margin-right="0.0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362cm" style:rel-column-width="4480*"/>
    </style:style>
    <style:style style:name="Tabla2.B" style:family="table-column">
      <style:table-column-properties style:column-width="9.83cm" style:rel-column-width="32340*"/>
    </style:style>
    <style:style style:name="Tabla2.C" style:family="table-column">
      <style:table-column-properties style:column-width="2.17cm" style:rel-column-width="7137*"/>
    </style:style>
    <style:style style:name="Tabla2.D" style:family="table-column">
      <style:table-column-properties style:column-width="1.355cm" style:rel-column-width="4456*"/>
    </style:style>
    <style:style style:name="Tabla2.E" style:family="table-column">
      <style:table-column-properties style:column-width="1.549cm" style:rel-column-width="5095*"/>
    </style:style>
    <style:style style:name="Tabla2.F" style:family="table-column">
      <style:table-column-properties style:column-width="1.49cm" style:rel-column-width="4903*"/>
    </style:style>
    <style:style style:name="Tabla2.G" style:family="table-column">
      <style:table-column-properties style:column-width="1.039cm" style:rel-column-width="3418*"/>
    </style:style>
    <style:style style:name="Tabla2.H" style:family="table-column">
      <style:table-column-properties style:column-width="1.127cm" style:rel-column-width="3706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2" style:family="table-row">
      <style:table-row-properties style:min-row-height="0.76cm" fo:background-color="transparent" fo:keep-together="auto">
        <style:background-image/>
      </style:table-row-properties>
    </style:style>
    <style:style style:name="Tabla2.A2" style:family="table-cell">
      <style:table-cell-properties style:vertical-align="" fo:padding="0.097cm" fo:border="none"/>
    </style:style>
    <style:style style:name="Tabla2.C2" style:family="table-cell">
      <style:table-cell-properties style:vertical-align="" fo:padding="0.097cm" fo:border="none"/>
    </style:style>
    <style:style style:name="Tabla2.3" style:family="table-row">
      <style:table-row-properties style:row-height="0.36cm" fo:background-color="transparent" fo:keep-together="auto">
        <style:background-image/>
      </style:table-row-properties>
    </style:style>
    <style:style style:name="Tabla2.A3" style:family="table-cell">
      <style:table-cell-properties style:vertical-align="" fo:padding="0.097cm" fo:border="none"/>
    </style:style>
    <style:style style:name="Tabla2.C3" style:family="table-cell">
      <style:table-cell-properties style:vertical-align="" fo:padding="0.097cm" fo:border="none"/>
    </style:style>
    <style:style style:name="Tabla2.4" style:family="table-row">
      <style:table-row-properties style:min-row-height="0.981cm" fo:background-color="transparent" fo:keep-together="auto">
        <style:background-image/>
      </style:table-row-properties>
    </style:style>
    <style:style style:name="Tabla2.A4" style:family="table-cell">
      <style:table-cell-properties style:vertical-align="" fo:padding="0.097cm" fo:border="none"/>
    </style:style>
    <style:style style:name="Tabla2.C4" style:family="table-cell">
      <style:table-cell-properties style:vertical-align="" fo:padding="0.097cm" fo:border="none"/>
    </style:style>
    <style:style style:name="Tabla2.C5" style:family="table-cell">
      <style:table-cell-properties style:vertical-align="" fo:padding="0.097cm" fo:border="none"/>
    </style:style>
    <style:style style:name="Tabla2.C6" style:family="table-cell">
      <style:table-cell-properties style:vertical-align="" fo:padding="0.097cm" fo:border="none"/>
    </style:style>
    <style:style style:name="Tabla3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796cm" style:rel-column-width="5874*"/>
    </style:style>
    <style:style style:name="Tabla3.B" style:family="table-column">
      <style:table-column-properties style:column-width="6.463cm" style:rel-column-width="21142*"/>
    </style:style>
    <style:style style:name="Tabla3.C" style:family="table-column">
      <style:table-column-properties style:column-width="1.512cm" style:rel-column-width="4945*"/>
    </style:style>
    <style:style style:name="Tabla3.D" style:family="table-column">
      <style:table-column-properties style:column-width="4.272cm" style:rel-column-width="13976*"/>
    </style:style>
    <style:style style:name="Tabla3.E" style:family="table-column">
      <style:table-column-properties style:column-width="2.438cm" style:rel-column-width="7974*"/>
    </style:style>
    <style:style style:name="Tabla3.F" style:family="table-column">
      <style:table-column-properties style:column-width="1.833cm" style:rel-column-width="5995*"/>
    </style:style>
    <style:style style:name="Tabla3.G" style:family="table-column">
      <style:table-column-properties style:column-width="1.626cm" style:rel-column-width="5320*"/>
    </style:style>
    <style:style style:name="Tabla3.H" style:family="table-column">
      <style:table-column-properties style:column-width="0.095cm" style:rel-column-width="309*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2" style:family="table-row">
      <style:table-row-properties fo:background-color="transparent" fo:keep-together="auto">
        <style:background-image/>
      </style:table-row-properties>
    </style:style>
    <style:style style:name="Tabla3.A2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3.G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4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.796cm" style:rel-column-width="5874*"/>
    </style:style>
    <style:style style:name="Tabla4.B" style:family="table-column">
      <style:table-column-properties style:column-width="6.463cm" style:rel-column-width="21142*"/>
    </style:style>
    <style:style style:name="Tabla4.C" style:family="table-column">
      <style:table-column-properties style:column-width="1.512cm" style:rel-column-width="4945*"/>
    </style:style>
    <style:style style:name="Tabla4.D" style:family="table-column">
      <style:table-column-properties style:column-width="4.272cm" style:rel-column-width="13976*"/>
    </style:style>
    <style:style style:name="Tabla4.E" style:family="table-column">
      <style:table-column-properties style:column-width="2.438cm" style:rel-column-width="7974*"/>
    </style:style>
    <style:style style:name="Tabla4.F" style:family="table-column">
      <style:table-column-properties style:column-width="1.833cm" style:rel-column-width="5995*"/>
    </style:style>
    <style:style style:name="Tabla4.G" style:family="table-column">
      <style:table-column-properties style:column-width="1.626cm" style:rel-column-width="5320*"/>
    </style:style>
    <style:style style:name="Tabla4.H" style:family="table-column">
      <style:table-column-properties style:column-width="0.095cm" style:rel-column-width="309*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-left="none" fo:border-right="none" fo:border-top="0.05pt solid #000000" fo:border-bottom="none" style:writing-mode="lr-tb">
        <style:background-image/>
      </style:table-cell-properties>
    </style:style>
    <style:style style:name="Tabla4.G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1" fo:font-size="3pt" style:font-size-asian="3pt" style:font-size-complex="3pt"/>
    </style:style>
    <style:style style:name="P4" style:family="paragraph" style:parent-style-name="Table_20_Contents">
      <style:text-properties style:font-name="Arial1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6" style:family="paragraph" style:parent-style-name="Table_20_Contents">
      <style:text-properties style:font-name="Arial1" fo:font-size="7pt" style:font-size-asian="7pt" style:font-size-complex="7pt"/>
    </style:style>
    <style:style style:name="P7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8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3pt" fo:font-style="normal" fo:text-shadow="none" style:text-underline-style="none" fo:font-weight="normal" style:font-size-asian="3pt" style:font-style-asian="normal" style:font-weight-asian="normal" style:font-size-complex="3pt" style:text-emphasize="none"/>
    </style:style>
    <style:style style:name="P10" style:family="paragraph" style:parent-style-name="Table_20_Contents"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1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2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text-properties style:font-name="Century Gothic" fo:font-size="3pt" fo:font-weight="bold" style:font-size-asian="3pt" style:font-weight-asian="bold" style:font-size-complex="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entury Gothic" fo:font-size="3pt" style:font-size-asian="3pt" style:font-size-complex="3pt"/>
    </style:style>
    <style:style style:name="P16" style:family="paragraph" style:parent-style-name="Table_20_Contents" style:master-page-name="">
      <style:paragraph-properties fo:margin-left="-0.078cm" fo:margin-right="0cm" fo:text-indent="0.019cm" style:auto-text-indent="false" style:page-number="auto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font-weight-complex="normal" style:text-emphasize="none"/>
    </style:style>
    <style:style style:name="P17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font-weight-complex="normal" style:text-emphasize="none"/>
    </style:style>
    <style:style style:name="P18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1" style:font-size-complex="7pt" style:font-weight-complex="normal" style:text-emphasize="none"/>
    </style:style>
    <style:style style:name="P19" style:family="paragraph" style:parent-style-name="Table_20_Contents">
      <style:paragraph-properties fo:margin-left="-0.078cm" fo:margin-right="0cm" fo:margin-top="0cm" fo:margin-bottom="0cm" loext:contextual-spacing="false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1" style:font-size-complex="7pt" style:font-weight-complex="normal" style:text-emphasize="none"/>
    </style:style>
    <style:style style:name="P20" style:family="paragraph" style:parent-style-name="Standard">
      <style:paragraph-properties fo:margin-left="-0.078cm" fo:margin-right="0cm" fo:margin-top="0cm" fo:margin-bottom="0cm" loext:contextual-spacing="false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1" style:font-size-complex="7pt" style:font-weight-complex="normal" style:text-emphasize="none"/>
    </style:style>
    <style:style style:name="P21" style:family="paragraph" style:parent-style-name="Standard">
      <style:paragraph-properties fo:margin-left="-0.078cm" fo:margin-right="0cm" fo:margin-top="0cm" fo:margin-bottom="0cm" loext:contextual-spacing="false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</style:style>
    <style:style style:name="P22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1" style:font-size-complex="3pt" style:text-emphasize="none"/>
    </style:style>
    <style:style style:name="P23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1" style:font-size-complex="3pt" style:font-weight-complex="bold" style:text-emphasize="none"/>
    </style:style>
    <style:style style:name="P24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9pt" fo:letter-spacing="-0.007cm" fo:font-style="normal" fo:text-shadow="none" style:text-underline-style="none" fo:font-weight="normal" fo:background-color="transparent" style:font-size-asian="9pt" style:font-style-asian="normal" style:font-weight-asian="normal" style:font-name-complex="Lucida Sans1" style:font-size-complex="9pt" style:font-weight-complex="normal" style:text-emphasize="none"/>
    </style:style>
    <style:style style:name="P25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1" style:font-size-complex="8pt" style:text-emphasize="none"/>
    </style:style>
    <style:style style:name="P26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font-name="Arial1" fo:font-size="9pt" fo:letter-spacing="-0.007cm" style:font-size-asian="9pt" style:font-name-complex="Lucida Sans1" style:font-size-complex="9pt"/>
    </style:style>
    <style:style style:name="P27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8pt" fo:letter-spacing="-0.007cm" fo:background-color="#ffff00" style:font-size-asian="8pt" style:font-name-complex="Lucida Sans1" style:font-size-complex="8pt"/>
    </style:style>
    <style:style style:name="P28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variant="normal" fo:text-transform="none"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1" style:font-size-complex="8pt" style:text-emphasize="none"/>
    </style:style>
    <style:style style:name="P29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Table_20_Contents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1" fo:font-size="11pt" fo:letter-spacing="-0.007cm" fo:background-color="#ffff00" style:font-size-asian="11pt" style:font-name-complex="Lucida Sans1" style:font-size-complex="11pt"/>
    </style:style>
    <style:style style:name="P3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1" style:font-size-complex="3pt" style:text-emphasize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font-style="normal" fo:text-shadow="none" style:text-underline-style="none" fo:font-weight="normal" style:font-size-asian="3pt" style:font-style-asian="normal" style:font-weight-asian="normal" style:font-name-complex="Lucida Sans1" style:font-size-complex="3pt" style:text-emphasize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3pt" fo:letter-spacing="-0.007cm" fo:font-style="normal" fo:text-shadow="none" style:text-underline-style="none" fo:font-weight="normal" fo:background-color="#ffff00" style:font-size-asian="3pt" style:font-style-asian="normal" style:font-weight-asian="normal" style:font-name-complex="Lucida Sans1" style:font-size-complex="3pt" style:text-emphasize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text-emphasize="none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orphans="0" fo:widows="0" fo:text-indent="0cm" style:auto-text-indent="false" style:shadow="none" style:text-autospace="none" style:vertical-align="top">
        <style:tab-stops/>
      </style:paragraph-properties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font-weight-complex="bold" style:text-emphasize="none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font-weight-complex="bold" style:text-emphasize="none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font-weight-complex="bold" style:text-emphasize="none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font-weight-complex="normal" style:text-emphasize="none"/>
    </style:style>
    <style:style style:name="P40" style:family="paragraph" style:parent-style-name="Table_20_Contents">
      <style:paragraph-properties fo:margin-left="0.099cm" fo:margin-right="-0.783cm" fo:text-align="start" style:justify-single-word="false" fo:text-indent="0cm" style:auto-text-indent="false" text:number-lines="false" text:line-number="0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41" style:family="paragraph" style:parent-style-name="Standard">
      <style:paragraph-properties fo:margin-left="0cm" fo:margin-right="0.023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text-emphasize="none"/>
    </style:style>
    <style:style style:name="T1" style:family="text">
      <style:text-properties fo:color="#221f1f" style:text-outline="false" style:text-line-through-style="none" style:text-line-through-type="none" style:text-position="-5% 100%" fo:font-size="7pt" fo:letter-spacing="-0.007cm" fo:font-style="normal" fo:text-shadow="none" style:text-underline-style="none" fo:font-weight="normal" fo:background-color="transparent" loext:char-shading-value="0" style:font-size-asian="7pt" style:font-style-asian="normal" style:font-weight-asian="normal" style:font-name-complex="Lucida Sans1" style:font-size-complex="7pt" style:font-weight-complex="normal" style:text-emphasize="none"/>
    </style:style>
    <style:style style:name="T2" style:family="text"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fo:background-color="transparent" loext:char-shading-value="0" style:font-size-asian="8pt" style:font-style-asian="normal" style:font-weight-asian="normal" style:font-name-complex="Lucida Sans1" style:font-size-complex="8pt" style:font-weight-complex="normal" style:text-emphasize="none"/>
    </style:style>
    <style:style style:name="T3" style:family="text">
      <style:text-properties fo:color="#221f1f" style:font-name="Arial" fo:letter-spacing="-0.007cm" style:font-name-complex="Lucida Sans1" style:font-weight-complex="bold"/>
    </style:style>
    <style:style style:name="T4" style:family="text">
      <style:text-properties fo:color="#221f1f" fo:letter-spacing="-0.007cm" style:font-name-complex="Lucida Sans1"/>
    </style:style>
    <style:style style:name="T5" style:family="text">
      <style:text-properties fo:color="#221f1f" fo:letter-spacing="-0.007cm" style:font-name-complex="Lucida Sans1" style:font-weight-complex="bold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style:text-position="-5% 100%" style:font-name="Lucida Sans1" fo:font-size="6pt" fo:font-style="normal" fo:text-shadow="none" style:text-underline-style="none" fo:font-weight="normal" style:font-size-asian="6pt" style:font-style-asian="normal" style:font-weight-asian="normal" style:font-size-complex="6pt" style:font-weight-complex="normal" style:text-emphasize="none"/>
    </style:style>
    <style:style style:name="T10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weight-complex="normal" style:text-emphasize="none"/>
    </style:style>
    <style:style style:name="T11" style:family="text">
      <style:text-properties style:font-name="Arial"/>
    </style:style>
    <style:style style:name="T12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ext-input text:description="&lt;for each=&quot;o in objects&quot;&gt;">For each</text:text-input>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351664305680">
          <table:table-cell table:style-name="Tabla1.A1" office:value-type="string">
            <text:p text:style-name="P2">(<text:span text:style-name="T6"><text:text-input text:description="&lt;o.partner_id.internal_code&gt;">code</text:text-input></text:span><text:span text:style-name="T6">) </text:span><text:span text:style-name="T6"><text:text-input text:description="&lt;o.partner_id&gt;">name</text:text-input></text:span></text:p>
          </table:table-cell>
          <table:table-cell table:style-name="Tabla1.A1" office:value-type="string">
            <text:p text:style-name="P2">Orden de ingreso batch: <text:span text:style-name="T6"><text:text-input text:description="&lt;o.name&gt;">oe</text:text-input></text:span></text:p>
          </table:table-cell>
          <table:table-cell table:style-name="Tabla1.A1" office:value-type="string">
            <text:p text:style-name="P40">Rem. Prov.: <text:text-input text:description="&lt;o.voucher_number&gt;">remito</text:text-input><text:s text:c="2"/>- <text:s text:c="2"/><text:text-input text:description="&lt;formatLang(o.date, date=True)&gt;">date</text:text-input></text:p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2"/>
          </table:table-cell>
          <table:table-cell table:style-name="Tabla2.B1" office:value-type="string">
            <text:p text:style-name="P3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4" office:value-type="string">
            <text:p text:style-name="P10">Cod.Int.</text:p>
          </table:table-cell>
          <table:table-cell table:style-name="Tabla2.B1" office:value-type="string">
            <text:p text:style-name="P10"><text:s/>Detalle</text:p>
          </table:table-cell>
          <table:table-cell table:style-name="Tabla2.C6" office:value-type="string">
            <text:p text:style-name="P11">Ubicacion</text:p>
          </table:table-cell>
          <table:table-cell table:style-name="Tabla2.A1" office:value-type="string">
            <text:p text:style-name="P12"><text:s/>Cant a despachar</text:p>
          </table:table-cell>
          <table:table-cell table:style-name="Tabla2.A1" office:value-type="string">
            <text:p text:style-name="P12">Stock Dep</text:p>
          </table:table-cell>
          <table:table-cell table:style-name="Tabla2.A1" office:value-type="string">
            <text:p text:style-name="P12">Stock Gen</text:p>
          </table:table-cell>
          <table:table-cell table:style-name="Tabla2.A1" office:value-type="string">
            <text:p text:style-name="P12">Pend. Client.</text:p>
          </table:table-cell>
          <table:table-cell table:style-name="Tabla2.A1" office:value-type="string">
            <text:p text:style-name="P12">Pend. Prov.</text:p>
          </table:table-cell>
        </table:table-row>
        <table:table-row table:style-name="Tabla2.3">
          <table:table-cell table:style-name="Tabla2.A4" office:value-type="string">
            <text:p text:style-name="P22"><text:text-input text:description="&lt;for each=&quot;line in o.move_line_ids.sorted(key=lambda r: (r.product_id.internal_code))&quot;&gt;">For each</text:text-input></text:p>
          </table:table-cell>
          <table:table-cell table:style-name="Tabla2.B1" office:value-type="string">
            <text:p text:style-name="P10"/>
          </table:table-cell>
          <table:table-cell table:style-name="Tabla2.C6" office:value-type="string">
            <text:p text:style-name="P11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4" office:value-type="string">
            <text:p text:style-name="P7"><text:text-input text:description="&lt;line.product_id.internal_code[1:]&gt;">cod. Int.</text:text-input></text:p>
          </table:table-cell>
          <table:table-cell table:style-name="Tabla2.B1" office:value-type="string">
            <text:p text:style-name="P26"><text:span text:style-name="T6"><text:text-input text:description="&lt;line.product_id.supplier_code&gt;">9788426574091</text:text-input></text:span><text:span text:style-name="T6"><text:s/>[</text:span><text:span text:style-name="T6"><text:text-input text:description="&lt;line.product_id.default_code&gt;">9788426574091</text:text-input></text:span><text:span text:style-name="T6">] </text:span><text:span text:style-name="T6"><text:text-input text:description="&lt;line.product_id.name&gt;">123456789012345678901234567890123045</text:text-input></text:span><text:span text:style-name="T6"><text:s/>- </text:span><text:span text:style-name="T10"><text:text-input text:description="&lt;line.product_id.product_brand_id[0:7]&gt;">marca</text:text-input></text:span><text:span text:style-name="T10"><text:s/></text:span><text:span text:style-name="T8">- </text:span><text:span text:style-name="T7"><text:text-input text:description="&lt;line.product_id.abc_sales_combined&gt;">9788426574091</text:text-input></text:span><text:span text:style-name="T7"><text:s/></text:span><text:span text:style-name="T7"><text:text-input text:description="&lt;if test=&quot;line.product_id.abc_sales_combined=='A0'&quot;&gt;">control_inventario</text:text-input></text:span><text:span text:style-name="T9"><text:s/></text:span><text:span text:style-name="T9"><text:text-input text:description="&lt;len(o.env['stock.inventory.line'].search([ ['product_id','=',line.product_id.id], ['state','=','done'],['location_id','ilike','rosario'],['create_date','&gt;',(datetime.datetime.today()- datetime.timedelta(days=120)).strftime('%Y-%m-%d') ] ]))==0 and '*Control inventario*' or ' '&gt;">for</text:text-input></text:span><text:span text:style-name="T9"><text:s/></text:span><text:span text:style-name="T7"><text:text-input text:description="&lt;/if&gt;">control_inventario</text:text-input></text:span></text:p>
          </table:table-cell>
          <table:table-cell table:style-name="Tabla2.C6" office:value-type="string">
            <text:p text:style-name="P24"><text:text-input text:description="&lt;line.product_id.putaway_rule_ids.filtered(lambda r: r.location_in_id.x_stk_warehouse_id.id == line.picking_type_id.warehouse_id.id-1 ).mapped(lambda x: '%s - '  % (x.location_out_id.complete_name and x.location_out_id.complete_name[25:] or  ' ') )&gt;">ubic_nueva</text:text-input></text:p>
            <text:p text:style-name="P29"><text:span text:style-name="T4">(</text:span><text:span text:style-name="T4"><text:text-input text:description="&lt;line.product_id[o.picking_ids[0].picking_type_id.id in [11] and 'x_ubica_sfe' or o.picking_ids[0].picking_type_id.id in [16] and 'x_ubica_raf' or 'location_1']&gt;">ubic</text:text-input></text:span><text:span text:style-name="T4"> / </text:span><text:span text:style-name="T4"><text:text-input text:description="&lt;line.product_id[o.picking_ids[0].picking_type_id.id in [11] and 'x_ubica_sfe2' or o.picking_ids[0].picking_type_id.id in [16] and 'x_ubica_raf2' or 'location_2']&gt;">ubic</text:text-input></text:span><text:span text:style-name="T4">)</text:span></text:p>
          </table:table-cell>
          <table:table-cell table:style-name="Tabla2.A1" office:value-type="string">
            <text:p text:style-name="P13"><text:text-input text:description="&lt;line.qty_done&gt;">cant. Desp.</text:text-input></text:p>
          </table:table-cell>
          <table:table-cell table:style-name="Tabla2.A1" office:value-type="string">
            <text:p text:style-name="P41"><text:text-input text:description="&lt;line.product_id.with_context(warehouse=line.picking_id.picking_type_id.warehouse_id.id).qty_available&gt;">stock dep</text:text-input></text:p>
          </table:table-cell>
          <table:table-cell table:style-name="Tabla2.A1" office:value-type="string">
            <text:p text:style-name="P34"><text:text-input text:description="&lt;line.product_id.qty_available&gt;">stock gen</text:text-input></text:p>
          </table:table-cell>
          <table:table-cell table:style-name="Tabla2.A1" office:value-type="string">
            <text:p text:style-name="P41"><text:text-input text:description="&lt;line.product_id.with_context(warehouse=line.picking_id.picking_type_id.warehouse_id.id).outgoing_qty&gt;">pend cli</text:text-input></text:p>
            <text:p text:style-name="P33"><text:text-input text:description="&lt;if test=&quot;line.qty_done&lt;line.product_id.with_context(warehouse=2).outgoing_qty&quot;&gt;">End For</text:text-input><text:span text:style-name="T12">**</text:span><text:text-input text:description="&lt;/if&gt;">End For</text:text-input></text:p>
          </table:table-cell>
          <table:table-cell table:style-name="Tabla2.A1" office:value-type="string">
            <text:p text:style-name="P8"><text:text-input text:description="&lt;line.product_id.with_context(location=line.picking_id.picking_type_id.warehouse_id.wh_input_stock_loc_id.id).incoming_qty&gt;">incomin</text:text-input></text:p>
          </table:table-cell>
        </table:table-row>
        <table:table-row table:style-name="TableLine94351671192576">
          <table:table-cell table:style-name="Tabla2.A1" office:value-type="string">
            <text:p text:style-name="P32"><text:text-input text:description="&lt;/for&gt;">End For</text:text-input></text:p>
          </table:table-cell>
          <table:table-cell table:style-name="Tabla2.A1" office:value-type="string">
            <text:p text:style-name="P14"/>
          </table:table-cell>
          <table:table-cell table:style-name="Tabla2.C6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Line94351649304576"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14"/>
          </table:table-cell>
          <table:table-cell table:style-name="Tabla2.C6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8"><text:text-input text:description="&lt;/for&gt;">End For</text:text-input>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eLine94351665658880">
          <table:table-cell table:style-name="Tabla3.A1" table:number-columns-spanned="8" office:value-type="string">
            <text:p text:style-name="P27"/>
            <text:p text:style-name="P30">PENDIENT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25"><text:text-input text:description="&lt;if test=&quot;o.picking_ids[0].picking_type_id.warehouse_id.id!=2&quot;&gt;">if print product images </text:text-input><text:s/>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4">Cod. Int.</text:p>
          </table:table-cell>
          <table:table-cell table:style-name="Tabla3.G2" office:value-type="string">
            <text:p text:style-name="P4">Detalle</text:p>
          </table:table-cell>
          <table:table-cell table:style-name="Tabla3.G2" office:value-type="string">
            <text:p text:style-name="P5">Cant </text:p>
          </table:table-cell>
          <table:table-cell table:style-name="Tabla3.G2" office:value-type="string">
            <text:p text:style-name="P4">Cliente</text:p>
          </table:table-cell>
          <table:table-cell table:style-name="Tabla3.G2" office:value-type="string">
            <text:p text:style-name="P4">Estado</text:p>
          </table:table-cell>
          <table:table-cell table:style-name="Tabla3.G2" office:value-type="string">
            <text:p text:style-name="P4">ID picking</text:p>
          </table:table-cell>
          <table:table-cell table:style-name="Tabla3.G2" office:value-type="string">
            <text:p text:style-name="P4">Picking</text:p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o in objects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=' , line.picking_id.picking_type_id.warehouse_id.out_type_id.id],['state' ,'in' ,['confirmed','partially_available','waiting','assigned']]]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5"><text:span text:style-name="T3"><text:s/></text:span><text:span text:style-name="T3"><text:text-input text:description="&lt;line.product_id.internal_code[1:]&gt;">cod. Int.</text:text-input></text:span></text:p>
            <text:p text:style-name="P38"><text:text-input text:description="&lt;line.product_id.barcode&gt;">cod. Int.</text:text-input></text:p>
          </table:table-cell>
          <table:table-cell table:style-name="Tabla3.G2" office:value-type="string">
            <text:p text:style-name="P36"><text:text-input text:description="&lt;line.product_id.supplier_code&gt;">9788426574091</text:text-input><text:s/><text:text-input text:description="&lt;line1.product_id&gt;">cod. Int.</text:text-input></text:p>
          </table:table-cell>
          <table:table-cell table:style-name="Tabla3.G2" office:value-type="string">
            <text:p text:style-name="P37"><text:text-input text:description="&lt;line1.product_uom_qty&gt;">cod. Int.</text:text-input></text:p>
          </table:table-cell>
          <table:table-cell table:style-name="Tabla3.G2" office:value-type="string">
            <text:p text:style-name="P35"><text:span text:style-name="T5"><text:s/></text:span><text:span text:style-name="T5"><text:text-input text:description="&lt;line1.partner_id&gt;">cod. Int.</text:text-input></text:span></text:p>
          </table:table-cell>
          <table:table-cell table:style-name="Tabla3.G2" office:value-type="string">
            <text:p text:style-name="P36"><text:text-input text:description="&lt;line1.state&gt;">cod. Int.</text:text-input><text:s/>- <text:text-input text:description="&lt;line1.sale_id.payment_term_id.display_name  and line1.sale_id.payment_term_id.display_name[:34] or ''&gt;">cod. Int.</text:text-input></text:p>
          </table:table-cell>
          <table:table-cell table:style-name="Tabla3.G2" office:value-type="string">
            <text:p text:style-name="P35"><text:span text:style-name="T5"><text:text-input text:description="&lt;line1.picking_type_id.id&gt;">cod. Int .</text:text-input></text:span><text:span text:style-name="T5"><text:s/>- </text:span><text:span text:style-name="T5"><text:text-input text:description="&lt;line1.picking_id.id&gt;">cod. Int .</text:text-input></text:span><text:span text:style-name="T5"><text:s/></text:span></text:p>
          </table:table-cell>
          <table:table-cell table:style-name="Tabla3.A2" table:number-columns-spanned="2" office:value-type="string">
            <text:p text:style-name="P35"><text:span text:style-name="T5"><text:s/></text:span><text:span text:style-name="T5"><text:text-input text:description="&lt;line1.picking_id.name&gt;">picking name</text:text-input></text:span></text:p>
            <text:p text:style-name="P36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3.2">
          <table:table-cell table:style-name="Tabla3.G2" office:value-type="string">
            <text:p text:style-name="P23"><text:text-input text:description="&lt;/for&gt;">End For</text:text-input><text:s/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2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2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8"><text:text-input text:description="&lt;/if&gt;">/if 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25"><text:text-input text:description="&lt;if test=&quot;o.picking_ids[0].picking_type_id.warehouse_id.id==2&quot;&gt;">if print product images </text:text-input><text:s/>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4">Cod. Int.</text:p>
          </table:table-cell>
          <table:table-cell table:style-name="Tabla4.G1" office:value-type="string">
            <text:p text:style-name="P4">Detalle</text:p>
          </table:table-cell>
          <table:table-cell table:style-name="Tabla4.G1" office:value-type="string">
            <text:p text:style-name="P5">Cant </text:p>
          </table:table-cell>
          <table:table-cell table:style-name="Tabla4.G1" office:value-type="string">
            <text:p text:style-name="P4">Cliente</text:p>
          </table:table-cell>
          <table:table-cell table:style-name="Tabla4.G1" office:value-type="string">
            <text:p text:style-name="P4">Estado</text:p>
          </table:table-cell>
          <table:table-cell table:style-name="Tabla4.G1" office:value-type="string">
            <text:p text:style-name="P4">ID picking</text:p>
          </table:table-cell>
          <table:table-cell table:style-name="Tabla4.G1" office:value-type="string">
            <text:p text:style-name="P4">Picking</text:p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o in objects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in' , [10,28,29]],['state' ,'in' ,['confirmed','partially_available','waiting','assigned']]]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5"><text:span text:style-name="T3"><text:s/></text:span><text:span text:style-name="T3"><text:text-input text:description="&lt;line.product_id.internal_code[1:]&gt;">cod. Int.</text:text-input></text:span></text:p>
            <text:p text:style-name="P38"><text:text-input text:description="&lt;line.product_id.barcode&gt;">cod. Int.</text:text-input></text:p>
          </table:table-cell>
          <table:table-cell table:style-name="Tabla4.G1" office:value-type="string">
            <text:p text:style-name="P36"><text:text-input text:description="&lt;line.product_id.supplier_code&gt;">9788426574091</text:text-input><text:s/><text:text-input text:description="&lt;line1.product_id&gt;">cod. Int.</text:text-input></text:p>
          </table:table-cell>
          <table:table-cell table:style-name="Tabla4.G1" office:value-type="string">
            <text:p text:style-name="P37"><text:text-input text:description="&lt;line1.product_uom_qty&gt;">cod. Int.</text:text-input></text:p>
          </table:table-cell>
          <table:table-cell table:style-name="Tabla4.G1" office:value-type="string">
            <text:p text:style-name="P35"><text:span text:style-name="T5"><text:s/></text:span><text:span text:style-name="T5"><text:text-input text:description="&lt;line1.partner_id&gt;">cod. Int.</text:text-input></text:span></text:p>
          </table:table-cell>
          <table:table-cell table:style-name="Tabla4.G1" office:value-type="string">
            <text:p text:style-name="P36"><text:text-input text:description="&lt;line1.state&gt;">cod. Int.</text:text-input><text:s/>- <text:text-input text:description="&lt;line1.sale_id.payment_term_id.display_name  and line1.sale_id.payment_term_id.display_name[:34] or ''&gt;">cod. Int.</text:text-input></text:p>
          </table:table-cell>
          <table:table-cell table:style-name="Tabla4.G1" office:value-type="string">
            <text:p text:style-name="P35"><text:span text:style-name="T5"><text:text-input text:description="&lt;line1.picking_type_id.id&gt;">cod. Int .</text:text-input></text:span><text:span text:style-name="T5"><text:s/>- </text:span><text:span text:style-name="T5"><text:text-input text:description="&lt;line1.picking_id.id&gt;">cod. Int .</text:text-input></text:span><text:span text:style-name="T5"><text:s/></text:span></text:p>
          </table:table-cell>
          <table:table-cell table:style-name="Tabla4.A1" table:number-columns-spanned="2" office:value-type="string">
            <text:p text:style-name="P35"><text:span text:style-name="T5"><text:s/></text:span><text:span text:style-name="T5"><text:text-input text:description="&lt;line1.picking_id.name&gt;">picking name</text:text-input></text:span></text:p>
            <text:p text:style-name="P36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4.1">
          <table:table-cell table:style-name="Tabla4.G1" office:value-type="string">
            <text:p text:style-name="P23"><text:text-input text:description="&lt;/for&gt;">End For</text:text-input><text:s/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2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2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8"><text:text-input text:description="&lt;/if&gt;">/if 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85cm" style:type="center"/>
          <style:tab-stop style:position="19.971cm" style:type="right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color="#221f1f" style:text-outline="false" style:text-line-through-style="none" style:text-line-through-type="none" style:text-position="-5% 100%" fo:font-size="7pt" fo:letter-spacing="-0.007cm" fo:font-style="normal" fo:text-shadow="none" style:text-underline-style="none" fo:font-weight="normal" fo:background-color="transparent" loext:char-shading-value="0" style:font-size-asian="7pt" style:font-style-asian="normal" style:font-weight-asian="normal" style:font-name-complex="Lucida Sans1" style:font-size-complex="7pt" style:font-weight-complex="normal" style:text-emphasize="none"/>
    </style:style>
    <style:style style:name="MT2" style:family="text"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fo:background-color="transparent" loext:char-shading-value="0" style:font-size-asian="8pt" style:font-style-asian="normal" style:font-weight-asian="normal" style:font-name-complex="Lucida Sans1" style:font-size-complex="8pt" style:font-weight-complex="normal" style:text-emphasize="none"/>
    </style:style>
    <style:page-layout style:name="Mpm1">
      <style:page-layout-properties fo:page-width="21.001cm" fo:page-height="29.7cm" style:num-format="1" style:print-orientation="portrait" fo:margin-top="0.628cm" fo:margin-bottom="2cm" fo:margin-left="0.49cm" fo:margin-right="0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o.env['res.users'].search([['id', '=', uid]]).mapped('partner_id')&gt;">usuario_impresion</text:text-input></text:span><text:span text:style-name="MT1"><text:s/>- </text:span><text:span text:style-name="MT2"><text:subject>v1.2</text:subject></text:span><text:span text:style-name="MT2"><text:s/>batch recepciones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2T08:24:15.28</meta:creation-date>
    <dc:date>2021-09-08T09:29:19.237589779</dc:date>
    <meta:editing-duration>PT10H51M44S</meta:editing-duration>
    <meta:editing-cycles>121</meta:editing-cycles>
    <meta:generator>LibreOffice/6.4.7.2$Linux_X86_64 LibreOffice_project/40$Build-2</meta:generator>
    <dc:description>v1.2 13 abril 2021 - para hacer todo desde aca

v1.1 - 18 julio 2019
adaptacion a v11</dc:description>
    <dc:subject>v1.2</dc:subject>
    <meta:document-statistic meta:table-count="4" meta:image-count="0" meta:object-count="0" meta:page-count="1" meta:paragraph-count="75" meta:word-count="320" meta:character-count="1113" meta:non-whitespace-character-count="986"/>
  </office:meta>
</office:document-meta>
</file>